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F000000FA6FF0E1A076A42927.tif" manifest:media-type="image/tiff"/>
  <manifest:file-entry manifest:full-path="Pictures/100000010000010E00000073862DEC645CCD39DC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frame draw:name="Content Placeholder 4" draw:style-name="gr1" draw:text-style-name="P1" draw:layer="layout" svg:width="9.049cm" svg:height="3.82cm" svg:x="1.946cm" svg:y="0.498cm">
            <draw:image xlink:href="Pictures/100000010000010E00000073862DEC645CCD39DC.tif" xlink:type="simple" xlink:show="embed" xlink:actuate="onLoad" draw:mime-type="image/tiff">
              <text:p/>
            </draw:image>
          </draw:frame>
          <draw:frame draw:name="Picture 5" draw:style-name="gr1" draw:text-style-name="P1" draw:layer="layout" svg:width="5.6cm" svg:height="8.046cm" svg:x="3.67cm" svg:y="6.156cm">
            <draw:image xlink:href="Pictures/10000001000000AF000000FA6FF0E1A076A42927.tif" xlink:type="simple" xlink:show="embed" xlink:actuate="onLoad" draw:mime-type="image/tiff">
              <text:p/>
            </draw:image>
          </draw:frame>
          <draw:custom-shape draw:name="TextBox 6" draw:style-name="gr2" draw:text-style-name="P3" draw:layer="layout" svg:width="11.942cm" svg:height="1.775cm" svg:x="0.499cm" svg:y="4.281cm">
            <text:p text:style-name="P2"><text:span text:style-name="T1">Indicação de aceitação de pagamentos </text:span></text:p>
            <text:p text:style-name="P2"><text:span text:style-name="T1">em Bitcoin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2.94cm" fo:page-height="14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21T11:17:22.461138679</dc:date>
    <meta:editing-duration>PT4H42M8S</meta:editing-duration>
    <meta:editing-cycles>13</meta:editing-cycles>
    <meta:generator>LibreOffice/7.4.0.3$Linux_X86_64 LibreOffice_project/40$Build-3</meta:generator>
    <meta:document-statistic meta:object-count="4"/>
  </office:meta>
</office:document-meta>
</file>